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ffffd4"/>
    </style:style>
    <style:style style:name="gr2" style:family="graphic" style:parent-style-name="standard">
      <style:graphic-properties svg:stroke-width="0.05cm" svg:stroke-color="#cf0e30" draw:fill="none" draw:fill-color="#ffffff" fo:padding-top="-0.025cm" fo:padding-bottom="-0.025cm" fo:padding-left="-0.025cm" fo:padding-right="-0.025cm"/>
    </style:style>
    <style:style style:name="gr3" style:family="graphic" style:parent-style-name="standard">
      <style:graphic-properties draw:stroke="none" svg:stroke-width="0.05cm" draw:fill-color="#ffffd4"/>
    </style:style>
  </office:automatic-styles>
  <office:body>
    <office:drawing>
      <draw:page draw:name="page1" draw:style-name="dp1" draw:master-page-name="Default">
        <draw:g>
          <draw:glue-point draw:id="4" svg:x="-1.268cm" svg:y="-5cm"/>
          <draw:glue-point draw:id="5" svg:x="1.253cm" svg:y="-5cm"/>
          <draw:glue-point draw:id="6" svg:x="-0.008cm" svg:y="-5cm"/>
          <draw:glue-point draw:id="7" svg:x="-0.776cm" svg:y="-5cm"/>
          <draw:glue-point draw:id="8" svg:x="0.481cm" svg:y="-5cm"/>
          <draw:glue-point draw:id="9" svg:x="-1.253cm" svg:y="5cm"/>
          <draw:glue-point draw:id="10" svg:x="1.253cm" svg:y="5cm"/>
          <draw:glue-point draw:id="11" svg:x="0cm" svg:y="5cm"/>
          <draw:glue-point draw:id="12" svg:x="-0.776cm" svg:y="5cm"/>
          <draw:glue-point draw:id="13" svg:x="0.481cm" svg:y="5cm"/>
          <draw:glue-point draw:id="14" svg:x="-5cm" svg:y="-0.797cm"/>
          <draw:glue-point draw:id="15" svg:x="-5cm" svg:y="0.758cm"/>
          <draw:glue-point draw:id="16" svg:x="5cm" svg:y="-0.758cm"/>
          <draw:glue-point draw:id="17" svg:x="5cm" svg:y="0.758cm"/>
          <draw:glue-point draw:id="18" svg:x="-0.044cm" svg:y="-0.003cm"/>
          <draw:polygon draw:style-name="gr1" draw:layer="layout" svg:width="4.586cm" svg:height="2cm" svg:x="0cm" svg:y="0cm" svg:viewBox="0 0 4587 2001" draw:points="4587,1000 4584,950 4575,899 4560,848 4540,799 4513,749 4481,700 4443,652 4400,605 4352,559 4298,514 4239,470 4175,428 4107,388 4033,348 3955,311 3873,275 3787,241 3697,209 3603,179 3506,151 3406,125 3303,102 3198,80 3089,62 2979,45 2868,31 2755,20 2640,11 2525,4 2409,1 2293,0 2177,1 2061,4 1946,11 1831,20 1718,31 1606,45 1497,62 1388,80 1283,102 1180,125 1080,151 982,179 889,209 799,241 713,275 631,311 553,348 479,388 411,428 347,470 288,514 234,559 186,605 143,652 105,700 73,749 46,799 26,848 11,899 2,950 0,1000 2,1051 11,1102 26,1152 46,1202 73,1251 105,1300 143,1347 186,1395 234,1441 288,1485 347,1529 411,1571 479,1612 553,1652 631,1689 713,1725 799,1759 889,1791 982,1821 1080,1849 1180,1875 1283,1899 1388,1919 1497,1938 1606,1955 1718,1969 1831,1980 1946,1989 2061,1996 2177,2000 2293,2001 2409,2000 2525,1996 2640,1989 2755,1980 2868,1969 2979,1955 3089,1938 3198,1919 3303,1899 3406,1875 3506,1849 3603,1821 3697,1791 3787,1759 3873,1725 3955,1689 4033,1652 4107,1612 4175,1571 4239,1529 4298,1485 4352,1441 4400,1395 4443,1347 4481,1300 4513,1251 4540,1202 4560,1152 4575,1102 4584,1051">
            <text:p/>
          </draw:polygon>
          <draw:polygon draw:style-name="gr2" draw:layer="layout" svg:width="4.566cm" svg:height="1.978cm" svg:x="0cm" svg:y="0.002cm" svg:viewBox="0 0 4567 1979" draw:points="4567,988 4563,938 4555,888 4541,838 4519,788 4494,740 4462,691 4425,644 4381,597 4333,551 4279,507 4221,463 4158,422 4089,381 4016,342 3938,306 3856,269 3771,236 3681,204 3587,174 3491,147 3391,121 3289,98 3183,77 3076,59 2967,43 2855,29 2743,17 2629,8 2514,2 2437,0 2129,0 2052,2 1937,8 1823,17 1711,29 1599,43 1490,59 1383,77 1277,98 1175,121 1075,147 979,174 885,204 796,236 711,269 628,306 550,342 477,381 409,422 346,463 287,507 233,551 185,597 142,644 105,691 73,740 46,788 26,838 11,888 2,938 0,988 2,1037 11,1088 26,1137 46,1187 73,1236 105,1285 142,1332 185,1379 233,1424 287,1469 346,1512 409,1554 477,1595 550,1633 628,1670 711,1706 796,1739 885,1771 979,1801 1075,1828 1175,1854 1277,1877 1383,1899 1490,1916 1599,1933 1711,1947 1823,1958 1937,1967 2052,1973 2168,1977 2284,1979 2398,1977 2514,1973 2629,1967 2743,1958 2855,1947 2967,1933 3076,1916 3183,1899 3289,1877 3391,1854 3491,1828 3587,1801 3681,1771 3771,1739 3856,1706 3938,1670 4016,1633 4089,1595 4158,1554 4221,1512 4279,1469 4333,1424 4381,1379 4425,1332 4462,1285 4494,1236 4519,1187 4541,1137 4555,1088 4563,1037">
            <text:p/>
          </draw:polygon>
          <draw:polygon draw:style-name="gr3" draw:layer="layout" svg:width="4.231cm" svg:height="1.69cm" svg:x="0.177cm" svg:y="0.155cm" svg:viewBox="0 0 4232 1691" draw:points="4232,845 4229,802 4221,759 4207,717 4188,674 4164,633 4135,592 4100,552 4060,511 4015,472 3966,434 3911,397 3853,362 3789,327 3721,294 3649,262 3573,232 3494,203 3411,176 3324,151 3235,128 3142,106 3047,86 2950,68 2851,52 2749,38 2646,26 2542,16 2436,9 2329,3 2223,0 2116,0 2008,0 1902,3 1795,9 1689,16 1585,26 1482,38 1380,52 1281,68 1184,86 1089,106 996,128 907,151 820,176 737,203 658,232 582,262 510,294 442,327 378,362 320,397 265,434 216,472 171,511 131,552 96,592 67,633 43,674 24,717 10,759 2,802 0,845 2,888 10,930 24,973 43,1015 67,1056 96,1098 131,1138 171,1179 216,1218 265,1255 320,1292 378,1328 442,1362 510,1396 582,1428 658,1458 737,1486 820,1513 907,1539 996,1562 1089,1584 1184,1604 1281,1622 1380,1638 1482,1652 1585,1663 1689,1673 1795,1681 1902,1686 2008,1690 2116,1691 2223,1690 2329,1686 2436,1681 2542,1673 2646,1663 2749,1652 2851,1638 2950,1622 3047,1604 3142,1584 3235,1562 3324,1539 3411,1513 3494,1486 3573,1458 3649,1428 3721,1396 3789,1362 3853,1328 3911,1292 3966,1255 4015,1218 4060,1179 4100,1138 4135,1098 4164,1056 4188,1015 4207,973 4221,930 4229,888">
            <text:p/>
          </draw:polygon>
          <draw:polygon draw:style-name="gr2" draw:layer="layout" svg:width="4.212cm" svg:height="1.671cm" svg:x="0.177cm" svg:y="0.155cm" svg:viewBox="0 0 4213 1672" draw:points="4213,836 4209,792 4201,750 4188,709 4169,668 4145,626 4116,585 4081,545 4042,506 3997,467 3948,429 3894,393 3835,358 3771,323 3704,291 3633,259 3557,229 3478,201 3396,174 3309,149 3220,125 3128,104 3033,85 2937,67 2837,52 2736,37 2635,26 2530,16 2425,9 2319,3 2212,0 2106,0 1999,0 1893,3 1787,9 1682,16 1578,26 1475,37 1374,52 1275,67 1178,85 1083,104 992,125 903,149 816,174 734,201 655,229 579,259 507,291 440,323 377,358 318,393 264,429 214,467 169,506 130,545 96,585 66,626 43,668 24,709 10,750 2,792 0,836 2,878 10,920 24,962 43,1004 66,1045 96,1086 130,1126 169,1165 214,1204 264,1241 318,1277 377,1313 440,1348 507,1380 579,1412 655,1442 734,1470 816,1497 903,1522 992,1545 1083,1567 1178,1586 1275,1604 1374,1619 1475,1633 1578,1645 1682,1655 1787,1662 1893,1667 1999,1671 2106,1672 2212,1671 2319,1667 2425,1662 2530,1655 2635,1645 2736,1633 2837,1619 2937,1604 3033,1586 3128,1567 3220,1545 3309,1522 3396,1497 3478,1470 3557,1442 3633,1412 3704,1380 3771,1348 3835,1313 3894,1277 3948,1241 3997,1204 4042,1165 4081,1126 4116,1086 4145,1045 4169,1004 4188,962 4201,920 4209,87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FDDI Ring</dc:title>
    <meta:creation-date>2011-02-07T16:44:23</meta:creation-date>
    <meta:editing-duration>P0D</meta:editing-duration>
    <meta:editing-cycles>1</meta:editing-cycles>
    <meta:document-statistic meta:object-count="5"/>
    <meta:generator>OpenOffice.org/3.3$Linux OpenOffice.org_project/330m20$Build-9567</meta:generator>
  </office:meta>
</office:document-meta>
</file>